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(hours) </text:p>
          </table:table-cell>
          <table:table-cell office:value-type="string" calcext:value-type="string">
            <text:p>Bilirubin measurement (micromol/litre) 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eater than</text:p>
          </table:table-cell>
          <table:table-cell table:number-columns-repeated="2" table:style-name="Default" office:value-type="string" calcext:value-type="string">
            <text:p>mg/d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3]*[.$G$3]/[.$H$3]/10" office:value-type="float" office:value="5.8466" calcext:value-type="float">
            <text:p>5.8</text:p>
          </table:table-cell>
          <table:table-cell table:formula="of:=[.C3]*[.$G$3]/[.$H$3]/10" office:value-type="float" office:value="5.8466" calcext:value-type="float">
            <text:p>5.8</text:p>
          </table:table-cell>
          <table:table-cell/>
          <table:table-cell table:formula="of:=584.66*1000" office:value-type="float" office:value="584660" calcext:value-type="float">
            <text:p>584660</text:p>
          </table:table-cell>
          <table:table-cell table:formula="of:=10^6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table:formula="of:=[.B4]*[.$G$3]/[.$H$3]/10" office:value-type="float" office:value="7.30825" calcext:value-type="float">
            <text:p>7.3</text:p>
          </table:table-cell>
          <table:table-cell table:formula="of:=[.C4]*[.$G$3]/[.$H$3]/10" office:value-type="float" office:value="8.7699" calcext:value-type="float">
            <text:p>8.8</text:p>
          </table:table-cell>
          <table:table-cell/>
          <table:table-cell table:formula="of:=[.G3]*[.H4]/[.H3]/10" office:value-type="float" office:value="5.8466" calcext:value-type="float">
            <text:p>5.8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[.B5]*[.$G$3]/[.$H$3]/10" office:value-type="float" office:value="8.7699" calcext:value-type="float">
            <text:p>8.8</text:p>
          </table:table-cell>
          <table:table-cell table:formula="of:=[.C5]*[.$G$3]/[.$H$3]/10" office:value-type="float" office:value="11.6932" calcext:value-type="float">
            <text:p>11.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table:formula="of:=[.B6]*[.$G$3]/[.$H$3]/10" office:value-type="float" office:value="10.23155" calcext:value-type="float">
            <text:p>10.2</text:p>
          </table:table-cell>
          <table:table-cell table:formula="of:=[.C6]*[.$G$3]/[.$H$3]/10" office:value-type="float" office:value="14.6165" calcext:value-type="float">
            <text:p>14.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[.B7]*[.$G$3]/[.$H$3]/10" office:value-type="float" office:value="11.6932" calcext:value-type="float">
            <text:p>11.7</text:p>
          </table:table-cell>
          <table:table-cell table:formula="of:=[.C7]*[.$G$3]/[.$H$3]/10" office:value-type="float" office:value="17.5398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table:formula="of:=[.B8]*[.$G$3]/[.$H$3]/10" office:value-type="float" office:value="12.394792" calcext:value-type="float">
            <text:p>12.4</text:p>
          </table:table-cell>
          <table:table-cell table:formula="of:=[.C8]*[.$G$3]/[.$H$3]/10" office:value-type="float" office:value="20.4631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table:formula="of:=[.B9]*[.$G$3]/[.$H$3]/10" office:value-type="float" office:value="13.15485" calcext:value-type="float">
            <text:p>13.2</text:p>
          </table:table-cell>
          <table:table-cell table:formula="of:=[.C9]*[.$G$3]/[.$H$3]/10" office:value-type="float" office:value="23.3864" calcext:value-type="float">
            <text:p>23.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7" calcext:value-type="float">
            <text:p>237</text:p>
          </table:table-cell>
          <table:table-cell office:value-type="float" office:value="450" calcext:value-type="float">
            <text:p>450</text:p>
          </table:table-cell>
          <table:table-cell table:formula="of:=[.B10]*[.$G$3]/[.$H$3]/10" office:value-type="float" office:value="13.856442" calcext:value-type="float">
            <text:p>13.9</text:p>
          </table:table-cell>
          <table:table-cell table:formula="of:=[.C10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table:formula="of:=[.B11]*[.$G$3]/[.$H$3]/10" office:value-type="float" office:value="14.6165" calcext:value-type="float">
            <text:p>14.6</text:p>
          </table:table-cell>
          <table:table-cell table:formula="of:=[.C11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formula="of:=[.B12]*[.$G$3]/[.$H$3]/10" office:value-type="float" office:value="15.318092" calcext:value-type="float">
            <text:p>15.3</text:p>
          </table:table-cell>
          <table:table-cell table:formula="of:=[.C12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float" office:value="450" calcext:value-type="float">
            <text:p>450</text:p>
          </table:table-cell>
          <table:table-cell table:formula="of:=[.B13]*[.$G$3]/[.$H$3]/10" office:value-type="float" office:value="16.07815" calcext:value-type="float">
            <text:p>16.1</text:p>
          </table:table-cell>
          <table:table-cell table:formula="of:=[.C13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7" calcext:value-type="float">
            <text:p>287</text:p>
          </table:table-cell>
          <table:table-cell office:value-type="float" office:value="450" calcext:value-type="float">
            <text:p>450</text:p>
          </table:table-cell>
          <table:table-cell table:formula="of:=[.B14]*[.$G$3]/[.$H$3]/10" office:value-type="float" office:value="16.779742" calcext:value-type="float">
            <text:p>16.8</text:p>
          </table:table-cell>
          <table:table-cell table:formula="of:=[.C14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formula="of:=[.B15]*[.$G$3]/[.$H$3]/10" office:value-type="float" office:value="17.5398" calcext:value-type="float">
            <text:p>17.5</text:p>
          </table:table-cell>
          <table:table-cell table:formula="of:=[.C15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450" calcext:value-type="float">
            <text:p>450</text:p>
          </table:table-cell>
          <table:table-cell table:formula="of:=[.B16]*[.$G$3]/[.$H$3]/10" office:value-type="float" office:value="18.241392" calcext:value-type="float">
            <text:p>18.2</text:p>
          </table:table-cell>
          <table:table-cell table:formula="of:=[.C16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table:formula="of:=[.B17]*[.$G$3]/[.$H$3]/10" office:value-type="float" office:value="19.00145" calcext:value-type="float">
            <text:p>19.0</text:p>
          </table:table-cell>
          <table:table-cell table:formula="of:=[.C17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table:formula="of:=[.B18]*[.$G$3]/[.$H$3]/10" office:value-type="float" office:value="19.703042" calcext:value-type="float">
            <text:p>19.7</text:p>
          </table:table-cell>
          <table:table-cell table:formula="of:=[.C18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6+</text:p>
          </table:table-cell>
          <table:table-cell office:value-type="float" office:value="350" calcext:value-type="float">
            <text:p>350</text:p>
          </table:table-cell>
          <table:table-cell office:value-type="float" office:value="450" calcext:value-type="float">
            <text:p>450</text:p>
          </table:table-cell>
          <table:table-cell table:formula="of:=[.B19]*[.$G$3]/[.$H$3]/10" office:value-type="float" office:value="20.4631" calcext:value-type="float">
            <text:p>20.5</text:p>
          </table:table-cell>
          <table:table-cell table:formula="of:=[.C19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Start phototherapy </text:p>
          </table:table-cell>
          <table:table-cell office:value-type="string" calcext:value-type="string">
            <text:p>Perform an exchange transfusion unless the bilirubin level falls below threshold while the treatment is being prepared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babies 38 weeks or more gestational age 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2:26:50.62707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8:48:00.208743242</meta:creation-date>
    <dc:date>2016-09-09T22:27:54.334158758</dc:date>
    <meta:editing-duration>PT21M33S</meta:editing-duration>
    <meta:editing-cycles>7</meta:editing-cycles>
    <meta:generator>LibreOffice/4.3.2.2.0$Linux_x86 LibreOffice_project/430m0$Build-2</meta:generator>
    <meta:document-statistic meta:table-count="1" meta:cell-count="99" meta:object-count="0"/>
  </office:meta>
</office:document-meta>
</file>